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e316" officeooo:paragraph-rsid="0004e316"/>
    </style:style>
    <style:style style:name="P2" style:family="paragraph" style:parent-style-name="Standard">
      <style:text-properties officeooo:rsid="0004e316" officeooo:paragraph-rsid="001086b9"/>
    </style:style>
    <style:style style:name="P3" style:family="paragraph" style:parent-style-name="Standard">
      <style:text-properties officeooo:rsid="00070b6a" officeooo:paragraph-rsid="00070b6a"/>
    </style:style>
    <style:style style:name="P4" style:family="paragraph" style:parent-style-name="Standard">
      <style:text-properties officeooo:rsid="00070b6a" officeooo:paragraph-rsid="000de086"/>
    </style:style>
    <style:style style:name="P5" style:family="paragraph" style:parent-style-name="Standard">
      <style:text-properties officeooo:rsid="000c67ef" officeooo:paragraph-rsid="000c67ef"/>
    </style:style>
    <style:style style:name="P6" style:family="paragraph" style:parent-style-name="Standard">
      <style:text-properties officeooo:rsid="000de086" officeooo:paragraph-rsid="000de086"/>
    </style:style>
    <style:style style:name="P7" style:family="paragraph" style:parent-style-name="Standard">
      <style:text-properties officeooo:rsid="000e1d0c" officeooo:paragraph-rsid="000e1d0c"/>
    </style:style>
    <style:style style:name="P8" style:family="paragraph" style:parent-style-name="Standard">
      <style:text-properties officeooo:rsid="0004e316" officeooo:paragraph-rsid="0004e316"/>
    </style:style>
    <style:style style:name="P9" style:family="paragraph" style:parent-style-name="Standard" style:list-style-name="L2">
      <style:text-properties officeooo:rsid="00070b6a" officeooo:paragraph-rsid="00070b6a"/>
    </style:style>
    <style:style style:name="P10" style:family="paragraph" style:parent-style-name="Standard" style:list-style-name="L2">
      <style:text-properties officeooo:rsid="00070b6a" officeooo:paragraph-rsid="000de086"/>
    </style:style>
    <style:style style:name="P11" style:family="paragraph" style:parent-style-name="Standard" style:list-style-name="L2">
      <style:text-properties officeooo:rsid="00070b6a" officeooo:paragraph-rsid="0011f883"/>
    </style:style>
    <style:style style:name="P12" style:family="paragraph" style:parent-style-name="Standard">
      <style:text-properties officeooo:rsid="00070b6a" officeooo:paragraph-rsid="00070b6a"/>
    </style:style>
    <style:style style:name="P13" style:family="paragraph" style:parent-style-name="Standard">
      <style:text-properties officeooo:rsid="00070b6a" officeooo:paragraph-rsid="0004e316"/>
    </style:style>
    <style:style style:name="P14" style:family="paragraph" style:parent-style-name="Standard">
      <style:text-properties officeooo:rsid="00070b6a" officeooo:paragraph-rsid="000de086"/>
    </style:style>
    <style:style style:name="P15" style:family="paragraph" style:parent-style-name="Standard" style:list-style-name="L2">
      <style:text-properties officeooo:rsid="000e1d0c" officeooo:paragraph-rsid="000e1d0c"/>
    </style:style>
    <style:style style:name="P16" style:family="paragraph" style:parent-style-name="Standard" style:list-style-name="L2">
      <style:text-properties officeooo:rsid="00099965" officeooo:paragraph-rsid="0011f883"/>
    </style:style>
    <style:style style:name="P17" style:family="paragraph" style:parent-style-name="Standard" style:list-style-name="L3">
      <style:text-properties officeooo:rsid="000de086" officeooo:paragraph-rsid="000de086"/>
    </style:style>
    <style:style style:name="P18" style:family="paragraph" style:parent-style-name="Standard">
      <style:text-properties officeooo:rsid="000de086" officeooo:paragraph-rsid="000de086"/>
    </style:style>
    <style:style style:name="P19" style:family="paragraph" style:parent-style-name="Standard" style:list-style-name="L2">
      <style:text-properties officeooo:rsid="000d0a8e" officeooo:paragraph-rsid="0018e139"/>
    </style:style>
    <style:style style:name="P20" style:family="paragraph" style:parent-style-name="Standard" style:list-style-name="L2">
      <style:text-properties officeooo:rsid="000b3a2a" officeooo:paragraph-rsid="000de086"/>
    </style:style>
    <style:style style:name="P21" style:family="paragraph" style:parent-style-name="Standard">
      <style:text-properties officeooo:rsid="0011f883" officeooo:paragraph-rsid="0011f883"/>
    </style:style>
    <style:style style:name="P22" style:family="paragraph" style:parent-style-name="Standard" style:list-style-name="L2">
      <style:text-properties officeooo:rsid="0011f883" officeooo:paragraph-rsid="0011f883"/>
    </style:style>
    <style:style style:name="P23" style:family="paragraph" style:parent-style-name="Standard">
      <style:text-properties fo:font-weight="bold" officeooo:rsid="0011f883" officeooo:paragraph-rsid="0011f883" style:font-weight-asian="bold" style:font-weight-complex="bold"/>
    </style:style>
    <style:style style:name="P24" style:family="paragraph" style:parent-style-name="Standard" style:list-style-name="L2">
      <style:text-properties officeooo:rsid="00129caa" officeooo:paragraph-rsid="00129caa"/>
    </style:style>
    <style:style style:name="P25" style:family="paragraph" style:parent-style-name="Standard" style:list-style-name="L2">
      <style:text-properties officeooo:rsid="0012a019" officeooo:paragraph-rsid="0012a019"/>
    </style:style>
    <style:style style:name="P26" style:family="paragraph" style:parent-style-name="Standard" style:list-style-name="L2">
      <style:text-properties officeooo:rsid="00149b59" officeooo:paragraph-rsid="00149b59"/>
    </style:style>
    <style:style style:name="P27" style:family="paragraph" style:parent-style-name="Standard" style:list-style-name="L2">
      <style:text-properties officeooo:rsid="0016298d" officeooo:paragraph-rsid="0017d0db"/>
    </style:style>
    <style:style style:name="P28" style:family="paragraph" style:parent-style-name="Standard" style:list-style-name="L2">
      <style:text-properties officeooo:rsid="0017d0db" officeooo:paragraph-rsid="0017d0db"/>
    </style:style>
    <style:style style:name="P29" style:family="paragraph" style:parent-style-name="Standard" style:list-style-name="L2">
      <style:text-properties officeooo:rsid="0017d0db" officeooo:paragraph-rsid="001867c7"/>
    </style:style>
    <style:style style:name="P30" style:family="paragraph" style:parent-style-name="Standard" style:list-style-name="L2">
      <style:text-properties officeooo:rsid="0018e139" officeooo:paragraph-rsid="0018e139"/>
    </style:style>
    <style:style style:name="P31" style:family="paragraph" style:parent-style-name="Standard">
      <style:text-properties officeooo:rsid="0018e139" officeooo:paragraph-rsid="0018e139"/>
    </style:style>
    <style:style style:name="T1" style:family="text">
      <style:text-properties officeooo:rsid="0004e316"/>
    </style:style>
    <style:style style:name="T2" style:family="text">
      <style:text-properties officeooo:rsid="00070b6a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82cac" style:font-weight-asian="normal" style:font-weight-complex="normal"/>
    </style:style>
    <style:style style:name="T5" style:family="text">
      <style:text-properties style:text-underline-style="none" fo:font-weight="normal" officeooo:rsid="001867c7" style:font-weight-asian="normal" style:font-weight-complex="normal"/>
    </style:style>
    <style:style style:name="T6" style:family="text">
      <style:text-properties style:text-underline-style="none" fo:font-weight="normal" officeooo:rsid="0018e139" style:font-weight-asian="normal" style:font-weight-complex="normal"/>
    </style:style>
    <style:style style:name="T7" style:family="text">
      <style:text-properties officeooo:rsid="000b3a2a"/>
    </style:style>
    <style:style style:name="T8" style:family="text">
      <style:text-properties fo:font-style="italic" officeooo:rsid="000b3a2a" style:font-style-asian="italic" style:font-style-complex="italic"/>
    </style:style>
    <style:style style:name="T9" style:family="text">
      <style:text-properties style:text-position="super 58%"/>
    </style:style>
    <style:style style:name="T10" style:family="text">
      <style:text-properties officeooo:rsid="001086b9"/>
    </style:style>
    <style:style style:name="T11" style:family="text">
      <style:text-properties officeooo:rsid="0011f88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29caa"/>
    </style:style>
    <style:style style:name="T14" style:family="text">
      <style:text-properties officeooo:rsid="0017d0db"/>
    </style:style>
    <style:style style:name="T15" style:family="text">
      <style:text-properties officeooo:rsid="001867c7"/>
    </style:style>
    <style:style style:name="T16" style:family="text">
      <style:text-properties officeooo:rsid="0018e13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HTML Forms in General</text:p>
      <text:p text:style-name="P1"/>
      <text:p text:style-name="P23"><text:span text:style-name="T1">A02 Specifications</text:span></text:p>
      <text:p text:style-name="P1">Elements: <text:s/>lists, tables, hyper-linked image, text input, color, number, datalist, submit <text:span text:style-name="T11">and clear </text:span>button</text:p>
      <text:p text:style-name="P2">Additional Structural Element<text:span text:style-name="T10">s: <text:s/>3 </text:span>sections <text:s/><text:span text:style-name="T11">and a </text:span>form <text:span text:style-name="T11">tag with post action</text:span></text:p>
      <text:p text:style-name="P13"/>
      <text:p text:style-name="P3"/>
      <text:p text:style-name="P21">Notes about HTML <text:span text:style-name="T2">Element</text:span>s<text:span text:style-name="T2">:</text:span></text:p>
      <text:list xml:id="list1279933937" text:style-name="L2">
        <text:list-item>
          <text:p text:style-name="P9">Lists</text:p>
          <text:list>
            <text:list-item>
              <text:p text:style-name="P22">&lt;ol&gt; and &lt;ul&gt; for ordered and underordered</text:p>
            </text:list-item>
            <text:list-item>
              <text:p text:style-name="P22">&lt;li&gt; is a list item</text:p>
            </text:list-item>
          </text:list>
        </text:list-item>
        <text:list-item>
          <text:p text:style-name="P9">Tables – build a simple table HTML, and more complex with rowspan and colspan</text:p>
          <text:list>
            <text:list-item>
              <text:p text:style-name="P22">&lt;table&gt; tag to start and end</text:p>
            </text:list-item>
            <text:list-item>
              <text:p text:style-name="P22">&lt;thead&gt; for table heading format (bold/strong)</text:p>
            </text:list-item>
            <text:list-item>
              <text:p text:style-name="P22">&lt;tr&gt; and &lt;td&gt; for new row and cell</text:p>
              <text:list>
                <text:list-item>
                  <text:p text:style-name="P15"><text:span text:style-name="T11">row</text:span>span and colspan make<text:span text:style-name="T11">s</text:span> more complex tables</text:p>
                </text:list-item>
              </text:list>
            </text:list-item>
          </text:list>
        </text:list-item>
        <text:list-item>
          <text:p text:style-name="P9">Image links</text:p>
          <text:list>
            <text:list-item>
              <text:p text:style-name="P22">&lt;a&gt; anchor tag manages the link element</text:p>
            </text:list-item>
            <text:list-item>
              <text:p text:style-name="P22">&lt;img&gt; goes inside the anchor element</text:p>
            </text:list-item>
          </text:list>
        </text:list-item>
        <text:list-item>
          <text:p text:style-name="P15"><text:span text:style-name="T11">Form</text:span></text:p>
          <text:list>
            <text:list-item>
              <text:p text:style-name="P22">&lt;form&gt; requires speciic method post or get, and action a url</text:p>
            </text:list-item>
            <text:list-item>
              <text:p text:style-name="P16"><text:span text:style-name="T11">&lt;</text:span>input<text:span text:style-name="T11">&gt; these </text:span>elements <text:span text:style-name="T11">are of many different types and generally nested in a &lt;p&gt;&lt;label&gt;</text:span></text:p>
              <text:list>
                <text:list-item>
                  <text:p text:style-name="P11"><text:span text:style-name="T11">including types for submit and reset of form data (buttons)</text:span></text:p>
                </text:list-item>
                <text:list-item>
                  <text:p text:style-name="P22">Also several input validation available for type color, date, datetime, month, number, email, url, <text:span text:style-name="T13">tel, </text:span>time, week...some of which can be set to have max-min and values.</text:p>
                </text:list-item>
                <text:list-item>
                  <text:p text:style-name="P24">The input method of “search” makes a interactive text input bar</text:p>
                </text:list-item>
              </text:list>
            </text:list-item>
            <text:list-item>
              <text:p text:style-name="P11"><text:span text:style-name="T11">Other available attributes for form elements </text:span></text:p>
              <text:list>
                <text:list-item>
                  <text:p text:style-name="P22">autofocus – optional element to focus the location of page when reloading</text:p>
                </text:list-item>
                <text:list-item>
                  <text:p text:style-name="P22">formnovalidate – turns off the input validation feature</text:p>
                </text:list-item>
                <text:list-item>
                  <text:p text:style-name="P22">required – a forced user input before submitting form</text:p>
                </text:list-item>
                <text:list-item>
                  <text:p text:style-name="P26">datalist – providing options to user for selection of form input</text:p>
                </text:list-item>
                <text:list-item>
                  <text:p text:style-name="P11"><text:span text:style-name="T11">autocompletion – uses previously inputted data by user to fill out form or part of form</text:span></text:p>
                  <text:list>
                    <text:list-item>
                      <text:p text:style-name="P25">E.g. set to “off” for sensitive information like password, but leave “on” otherwise</text:p>
                    </text:list-item>
                    <text:list-item>
                      <text:p text:style-name="P25">name and id are useful in HTML for referring to autocomplete and datalist elements</text:p>
                    </text:list-item>
                    <text:list-item>
                      <text:p text:style-name="P27">NOTE: see this file as well for <text:a xlink:type="simple" xlink:href="../Book%20Examples/Code_Exaples/ch03/fig03_01/NewFormInputTypes.html" text:style-name="Internet_20_link" text:visited-style-name="Visited_20_Internet_20_Link">file:///home/jon/Documents/CS80/Book%20Examples/Code_Exaples/ch03/fig03_01/NewFormInputTypes.html</text:a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"><text:span text:style-name="T14">Section 3.4 Page Structure Elements (minimally included in assignment A02)</text:span></text:p>
          <text:list>
            <text:list-item>
              <text:p text:style-name="P28">&lt;header&gt; - includes the HTML headings &lt;h1&gt;, ...&lt;h6&gt;</text:p>
              <text:list>
                <text:list-item>
                  <text:p text:style-name="P28">Typically usesful with the navigation, images and logos found on top of most pages</text:p>
                </text:list-item>
              </text:list>
            </text:list-item>
            <text:list-item>
              <text:p text:style-name="P28">Other structural elements include <text:span text:style-name="T15">both the formatting and semantic elements in HTML</text:span>:</text:p>
              <text:list>
                <text:list-item>
                  <text:p text:style-name="P29"><text:span text:style-name="T3">&lt;details&gt; and &lt;summary&gt; elements are paired to provide an expandable section of text</text:span></text:p>
                </text:list-item>
                <text:list-item>
                  <text:p text:style-name="P29"><text:span text:style-name="T3">&lt;</text:span><text:span text:style-name="T4">footer</text:span><text:span text:style-name="T3">&gt; </text:span><text:span text:style-name="T6">element for the content at the bottom of a section, (use CSS to add style to it)</text:span></text:p>
                </text:list-item>
                <text:list-item>
                  <text:p text:style-name="P29"><text:span text:style-name="T3">&lt;</text:span><text:span text:style-name="T4">figure</text:span><text:span text:style-name="T3">&gt; and &lt;</text:span><text:span text:style-name="T4">figcaptions</text:span><text:span text:style-name="T3">&gt; are elements to display and figures and captions</text:span></text:p>
                  <text:list>
                    <text:list-item>
                      <text:p text:style-name="P29"><text:span text:style-name="T3">Works better when using together with CSS to stylize location (tbd)</text:span></text:p>
                    </text:list-item>
                  </text:list>
                </text:list-item>
                <text:list-item>
                  <text:p text:style-name="P29">&lt;<text:span text:style-name="T4">nav</text:span><text:span text:style-name="T3">&gt; - </text:span><text:span text:style-name="T5">is a semantic tag </text:span><text:span text:style-name="T3">grouping links together in a nav</text:span><text:span text:style-name="T4">igation areas</text:span></text:p>
                </text:list-item>
                <text:list-item>
                  <text:p text:style-name="P29"><text:span text:style-name="T3">&lt;</text:span><text:span text:style-name="T4">articles</text:span><text:span text:style-name="T3">&gt; is a semantic tag that refers to content that could be from or used outside</text:span></text:p>
                </text:list-item>
                <text:list-item>
                  <text:p text:style-name="P29"><text:span text:style-name="T3">&lt;section&gt; is a semantic tag element which describes section of document</text:span></text:p>
                  <text:list>
                    <text:list-item>
                      <text:p text:style-name="P30"><text:span text:style-name="T3">E.g. Works best to start each section with a &lt;header&gt; tag nested inside</text:span></text:p>
                    </text:list-item>
                    <text:list-item>
                      <text:p text:style-name="P30"><text:span text:style-name="T3">Also sections may themselves be nested inside a &lt;article&gt; tag</text:span></text:p>
                    </text:list-item>
                  </text:list>
                </text:list-item>
                <text:list-item>
                  <text:p text:style-name="P28"><text:soft-page-break/><text:span text:style-name="T3">&lt;</text:span><text:span text:style-name="T4">asides</text:span><text:span text:style-name="T3">&gt; are like almost like footnotes and semantic tag</text:span></text:p>
                </text:list-item>
                <text:list-item>
                  <text:p text:style-name="P30"><text:span text:style-name="T3">Text-level semantics: mark and wbr</text:span></text:p>
                  <text:list>
                    <text:list-item>
                      <text:p text:style-name="P30"><text:span text:style-name="T3">&lt;mark&gt; - highlights textbook</text:span></text:p>
                    </text:list-item>
                    <text:list-item>
                      <text:p text:style-name="P30"><text:span text:style-name="T3">&lt;wbr&gt; - a way of controlling the word break in the browser mid-word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p text:style-name="P5">Sample HTML code for Elements</text:p>
      <text:p text:style-name="P4"/>
      <text:p text:style-name="P6">Tables </text:p>
      <text:p text:style-name="P7">Example of Simple table</text:p>
      <text:p text:style-name="P6">&lt;table border = “1”&gt;</text:p>
      <text:p text:style-name="P6"><text:s text:c="3"/>&lt;caption&gt;&lt;strong&gt;Table of Fruits (1<text:span text:style-name="T9">st</text:span> column) and Their Prices (2<text:span text:style-name="T9">nd</text:span> column)&lt;/strong&gt;&lt;/caption&gt;</text:p>
      <text:p text:style-name="P6"><text:s text:c="3"/>&lt;thead&gt;&lt;tr&gt;&lt;th&gt;Fruit&lt;/th&gt;&lt;th&gt;Price&lt;/th&gt;&lt;/tr&gt;&lt;/thead&gt;</text:p>
      <text:p text:style-name="P6"><text:s text:c="3"/>&lt;tfoot&gt;&lt;tr&gt;&lt;th&gt;Total&lt;/th&gt;&lt;th&gt;$.375&lt;/th&gt;&lt;/tr&gt;&lt;/tfoot&gt;</text:p>
      <text:p text:style-name="P6"><text:s text:c="3"/>&lt;tbody&gt;&lt;tr&gt;&lt;td&gt;Apple&lt;/td&gt;&lt;td&gt;$0.25&lt;/td&gt;&lt;/tr&gt;&lt;tr&gt;MORE ROW DATA&lt;/tr&gt; MORE &lt;/tbody&gt;</text:p>
      <text:p text:style-name="P6">&lt;/table&gt;</text:p>
      <text:p text:style-name="P6"/>
      <text:p text:style-name="P6">Input Fields</text:p>
      <text:list xml:id="list2169844188" text:style-name="L3">
        <text:list-item>
          <text:p text:style-name="P17">Hidden field also uses input to submit data such as an email address when form submit</text:p>
          <text:list>
            <text:list-item>
              <text:p text:style-name="P17">&lt;input type = “hidden” name = “recipient” value = “<text:a xlink:type="simple" xlink:href="mailto:jonrez@live.com" text:style-name="Internet_20_link" text:visited-style-name="Visited_20_Internet_20_Link">jonrez@live.com</text:a>”&gt;</text:p>
            </text:list-item>
            <text:list-item>
              <text:p text:style-name="P17">&lt;input type = “hidden” name = “subject” value = “Feedback form”&gt;</text:p>
            </text:list-item>
            <text:list-item>
              <text:p text:style-name="P17">&lt;input type = “hidden” name = “redirect” value = “main.html”&gt;</text:p>
            </text:list-item>
          </text:list>
        </text:list-item>
      </text:list>
      <text:p text:style-name="P4"/>
      <text:p text:style-name="P31">General comments</text:p>
      <text:list xml:id="list61210184531453" text:continue-list="list1279933937" text:style-name="L2">
        <text:list-item>
          <text:p text:style-name="P19"><text:span text:style-name="T16">About ordering of various nested elements</text:span></text:p>
        </text:list-item>
        <text:list-item>
          <text:p text:style-name="P19">In book placed inside a &lt;label&gt; tag, which is itself inside a &lt;p&gt; See example 1</text:p>
          <text:list>
            <text:list-item>
              <text:p text:style-name="P10">Text, Color, <text:span text:style-name="T7">and </text:span>Number <text:span text:style-name="T7">are used </text:span><text:span text:style-name="T8">in this assignment</text:span></text:p>
            </text:list-item>
            <text:list-item>
              <text:p text:style-name="P20">Others are telephone, dates, email addresses, and URL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6:22:13.533992693</meta:creation-date>
    <dc:date>2019-03-04T06:12:10.001435077</dc:date>
    <meta:editing-duration>PT6H5M53S</meta:editing-duration>
    <meta:editing-cycles>19</meta:editing-cycles>
    <meta:generator>LibreOffice/6.0.1.1$Linux_X86_64 LibreOffice_project/00m0$Build-1</meta:generator>
    <meta:document-statistic meta:table-count="0" meta:image-count="0" meta:object-count="0" meta:page-count="2" meta:paragraph-count="67" meta:word-count="634" meta:character-count="3853" meta:non-whitespace-character-count="3314"/>
  </office:meta>
</office:document-meta>
</file>